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h2&gt;With "use strict":&lt;/h2&gt;</text:p>
      <text:p text:style-name="Standard">&lt;h3&gt;Using a variable without declaring it, is not allowed.&lt;/h3&gt;</text:p>
      <text:p text:style-name="Standard"/>
      <text:p text:style-name="Standard">&lt;p&gt;Activate debugging in your browser (F12) to see the error report.&lt;/p&gt;</text:p>
      <text:p text:style-name="Standard"/>
      <text:p text:style-name="Standard">&lt;script&gt;</text:p>
      <text:p text:style-name="Standard">"use strict";</text:p>
      <text:p text:style-name="Standard">x = 3.14; <text:s/>// This will cause an error (x is not defined).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0:04:17.031569155</meta:creation-date>
    <dc:date>2019-03-01T00:04:49.892491828</dc:date>
    <meta:editing-duration>PT33S</meta:editing-duration>
    <meta:editing-cycles>1</meta:editing-cycles>
    <meta:document-statistic meta:table-count="0" meta:image-count="0" meta:object-count="0" meta:page-count="1" meta:paragraph-count="12" meta:word-count="46" meta:character-count="291" meta:non-whitespace-character-count="256"/>
    <meta:generator>LibreOffice/6.0.7.3$Linux_X86_64 LibreOffice_project/00m0$Build-3</meta:generator>
  </office:meta>
</office:document-meta>
</file>